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9691" officeooo:paragraph-rsid="00059691"/>
    </style:style>
    <style:style style:name="P2" style:family="paragraph" style:parent-style-name="Standard">
      <style:text-properties officeooo:rsid="00059691" officeooo:paragraph-rsid="00068b4c"/>
    </style:style>
    <style:style style:name="P3" style:family="paragraph" style:parent-style-name="Standard">
      <style:text-properties officeooo:rsid="00068b4c" officeooo:paragraph-rsid="00068b4c"/>
    </style:style>
    <style:style style:name="P4" style:family="paragraph" style:parent-style-name="Standard">
      <style:text-properties officeooo:rsid="00068b4c" officeooo:paragraph-rsid="00068b4c"/>
    </style:style>
    <style:style style:name="P5" style:family="paragraph" style:parent-style-name="Standard">
      <style:text-properties officeooo:rsid="0009ed8e" officeooo:paragraph-rsid="0009ed8e"/>
    </style:style>
    <style:style style:name="P6" style:family="paragraph" style:parent-style-name="Standard">
      <style:text-properties officeooo:rsid="000b7186" officeooo:paragraph-rsid="000b7186"/>
    </style:style>
    <style:style style:name="P7" style:family="paragraph" style:parent-style-name="Standard">
      <style:text-properties officeooo:paragraph-rsid="000d1be4"/>
    </style:style>
    <style:style style:name="T1" style:family="text">
      <style:text-properties officeooo:rsid="00068b4c"/>
    </style:style>
    <style:style style:name="T2" style:family="text">
      <style:text-properties officeooo:rsid="000823b1"/>
    </style:style>
    <style:style style:name="T3" style:family="text">
      <style:text-properties officeooo:rsid="000a3dc3"/>
    </style:style>
    <style:style style:name="T4" style:family="text">
      <style:text-properties officeooo:rsid="000afcf7"/>
    </style:style>
    <style:style style:name="T5" style:family="text">
      <style:text-properties officeooo:rsid="000d1b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RT – <text:span text:style-name="T1">BiDirectional Encoder Representation from Transformers </text:span></text:p>
      <text:p text:style-name="P2">Transformer Neural Network for language translation.</text:p>
      <text:p text:style-name="P1">LSTM was used until transformers</text:p>
      <text:p text:style-name="P1"/>
      <text:p text:style-name="P3">Bidirectional. Right to left, left to right. Encoder(input) What is English/Grammar and what is context. Decoder(output) how do English words </text:p>
      <text:p text:style-name="P3">1. Pretrain BERT to understand what is language. </text:p>
      <text:p text:style-name="P3">2. Fine tuning where the model figures out to solve problems.</text:p>
      <text:p text:style-name="P3"/>
      <text:p text:style-name="P3">Learns from the Masked Language Model(MLM) and Next Sentence Prediction(NSP). MLM takes in sentences with masked words, fill in the blanks. <text:s/><text:span text:style-name="T2">NSP determines whether sentence B follows sentence A.</text:span></text:p>
      <text:p text:style-name="P3"/>
      <text:p text:style-name="P5">Replace last set of output layers for new ones and it can be used for Q&amp;A. <text:span text:style-name="T3">Use supervised learning Q&amp;A dataset, </text:span><text:span text:style-name="T4">won’t take long. Training time is fast! SquAD-Stanford Question and Answer Dataset</text:span></text:p>
      <text:p text:style-name="P5"/>
      <text:p text:style-name="P6"/>
      <text:p text:style-name="P6"/>
      <text:p text:style-name="P6">Flask app-</text:p>
      <text:p text:style-name="P6">fill in to look for a company ticker</text:p>
      <text:p text:style-name="P6"/>
      <text:p text:style-name="P7"><text:span text:style-name="T5">Use BERT to analyze text to analyze company Transcripts to answer questions. Similar to summarizing text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6:44:13.315473972</meta:creation-date>
    <meta:generator>LibreOffice/6.4.6.2$Linux_X86_64 LibreOffice_project/40$Build-2</meta:generator>
    <dc:date>2021-04-19T15:21:14.247179010</dc:date>
    <meta:editing-duration>PT3H24M9S</meta:editing-duration>
    <meta:editing-cycles>6</meta:editing-cycles>
    <meta:document-statistic meta:table-count="0" meta:image-count="0" meta:object-count="0" meta:page-count="1" meta:paragraph-count="11" meta:word-count="144" meta:character-count="938" meta:non-whitespace-character-count="799"/>
  </office:meta>
</office:document-meta>
</file>